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600000922A89BC1484E8EDE8C.jpg" manifest:media-type="image/jpeg"/>
  <manifest:file-entry manifest:full-path="Pictures/1000000000000676000009227B393954B2917BCF.jpg" manifest:media-type="image/jpeg"/>
  <manifest:file-entry manifest:full-path="Pictures/100000000000067600000922FC054F7DE7F51265.jpg" manifest:media-type="image/jpeg"/>
  <manifest:file-entry manifest:full-path="Pictures/100000000000067600000922DBBB071B3A94A69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</style:style>
    <style:style style:name="P2" style:family="paragraph" style:parent-style-name="Text_20_body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图像1" text:anchor-type="char" svg:y="0.002cm" svg:width="18cm" svg:height="25.444cm" draw:z-index="0"><draw:image xlink:href="Pictures/100000000000067600000922FC054F7DE7F51265.jpg" xlink:type="simple" xlink:show="embed" xlink:actuate="onLoad" loext:mime-type="image/jpeg"/></draw:frame></text:p>
      <text:p text:style-name="Text_20_body"><draw:frame draw:style-name="fr2" draw:name="图像2" text:anchor-type="paragraph" svg:width="18cm" svg:height="25.444cm" draw:z-index="3"><draw:image xlink:href="Pictures/100000000000067600000922DBBB071B3A94A694.jpg" xlink:type="simple" xlink:show="embed" xlink:actuate="onLoad" loext:mime-type="image/jpeg"/></draw:frame><text:soft-page-break/></text:p>
      <text:p text:style-name="Text_20_body"><draw:frame draw:style-name="fr1" draw:name="图像4" text:anchor-type="char" svg:y="0.002cm" svg:width="18cm" svg:height="25.444cm" draw:z-index="2"><draw:image xlink:href="Pictures/1000000000000676000009227B393954B2917BCF.jpg" xlink:type="simple" xlink:show="embed" xlink:actuate="onLoad" loext:mime-type="image/jpeg"/></draw:frame><text:soft-page-break/></text:p>
      <text:p text:style-name="P1"><draw:frame draw:style-name="fr1" draw:name="图像3" text:anchor-type="char" svg:y="0.002cm" svg:width="18cm" svg:height="25.444cm" draw:z-index="1"><draw:image xlink:href="Pictures/100000000000067600000922A89BC1484E8EDE8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false" style:font-name-asian="Noto Sans CJK SC Regular" style:font-size-asian="12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Noto Sans CJK SC Regular" style:font-family-complex="'Noto Sans CJK SC Regular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keep-with-next="always"/>
      <style:text-properties style:font-name="Albany" fo:font-family="Albany" style:font-family-generic="roman" style:font-pitch="variable" fo:font-size="14pt" style:font-size-asian="14pt" style:font-size-complex="13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" style:class="text">
      <style:text-properties style:font-name="Thorndale" fo:font-family="Thorndale" style:font-family-generic="swiss" style:font-pitch="variable" fo:font-size="24pt" fo:font-weight="bold" style:font-size-asian="24pt" style:font-weight-asian="bold" style:font-size-complex="22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/>
      <style:text-properties fo:font-size="6pt" style:font-size-asian="6pt"/>
    </style:style>
    <style:style style:name="Sender" style:family="paragraph" style:parent-style-name="Standard" style:default-outline-level="" style:class="extra">
      <style:text-properties fo:font-style="italic" style:font-style-asian="italic"/>
    </style:style>
    <style:style style:name="Table_20_Contents" style:display-name="Table Contents" style:family="paragraph" style:parent-style-name="Text_20_body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  <style:text-properties fo:color="#969896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fo:color="#0086b3"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源文本.language-css" style:family="text" style:parent-style-name="Source_20_Text"/>
    <style:style style:name="源文本.language-yaml" style:family="text" style:parent-style-name="Source_20_Text">
      <style:text-properties fo:color="#18369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zh-CN</dc:language>
    <dc:date>2018-11-02T11:24:40.080234971</dc:date>
    <meta:editing-cycles>2</meta:editing-cycles>
    <dc:title>合同</dc:title>
    <meta:editing-duration>PT6M24S</meta:editing-duration>
    <meta:generator>LibreOffice/6.0.6.2$Linux_X86_64 LibreOffice_project/00m0$Build-2</meta:generator>
    <meta:document-statistic meta:table-count="0" meta:image-count="4" meta:object-count="0" meta:page-count="4" meta:paragraph-count="0" meta:word-count="0" meta:character-count="0" meta:non-whitespace-character-count="0"/>
    <meta:user-defined meta:name="viewport">width=device-width, initial-scale=1.0</meta:user-defined>
  </office:meta>
</office:document-meta>
</file>